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style:language-asian="fr" style:country-asian="F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language-asian="fr" style:country-asian="F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T9" style:parent-style-name="Policepardéfaut" style:family="text">
      <style:text-properties style:language-asian="fr" style:country-asian="FR"/>
    </style:style>
    <style:style style:name="T10" style:parent-style-name="Policepardéfaut" style:family="text">
      <style:text-properties style:language-asian="fr" style:country-asian="FR"/>
    </style:style>
    <style:style style:name="T11" style:parent-style-name="Policepardéfaut" style:family="text">
      <style:text-properties style:language-asian="fr" style:country-asian="FR"/>
    </style:style>
    <style:style style:name="P12" style:parent-style-name="Normal" style:family="paragraph">
      <style:paragraph-properties fo:text-align="center"/>
    </style:style>
    <style:style style:name="T13" style:parent-style-name="Policepardéfaut" style:family="text">
      <style:text-properties style:language-asian="fr" style:country-asian="F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T17" style:parent-style-name="Policepardéfaut" style:family="text">
      <style:text-properties style:language-asian="fr" style:country-asian="FR"/>
    </style:style>
    <style:style style:name="T18" style:parent-style-name="Policepardéfaut" style:family="text">
      <style:text-properties style:language-asian="fr" style:country-asian="FR"/>
    </style:style>
    <style:style style:name="T19" style:parent-style-name="Policepardéfaut" style:family="text">
      <style:text-properties style:language-asian="fr" style:country-asian="FR"/>
    </style:style>
    <style:style style:name="T20" style:parent-style-name="Policepardéfaut" style:family="text">
      <style:text-properties style:language-asian="fr" style:country-asian="FR"/>
    </style:style>
    <style:style style:name="P21" style:parent-style-name="Normal" style:family="paragraph">
      <style:paragraph-properties fo:text-align="center"/>
    </style:style>
    <style:style style:name="T22" style:parent-style-name="Policepardéfaut" style:family="text">
      <style:text-properties style:language-asian="fr" style:country-asian="FR"/>
    </style:style>
    <style:style style:name="P23" style:parent-style-name="Normal" style:family="paragraph">
      <style:paragraph-properties fo:text-align="center"/>
    </style:style>
    <style:style style:name="T24" style:parent-style-name="Policepardéfaut" style:family="text">
      <style:text-properties style:language-asian="fr" style:country-asian="F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T27" style:parent-style-name="Policepardéfaut" style:family="text">
      <style:text-properties style:language-asian="fr" style:country-asian="FR"/>
    </style:style>
    <style:style style:name="T28" style:parent-style-name="Policepardéfaut" style:family="text">
      <style:text-properties style:language-asian="fr" style:country-asian="F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T32" style:parent-style-name="Policepardéfaut" style:family="text">
      <style:text-properties style:language-asian="fr" style:country-asian="FR"/>
    </style:style>
    <style:style style:name="P33" style:parent-style-name="Normal" style:family="paragraph">
      <style:paragraph-properties fo:text-align="center"/>
    </style:style>
    <style:style style:name="T34" style:parent-style-name="Policepardéfaut" style:family="text">
      <style:text-properties style:language-asian="fr" style:country-asian="FR"/>
    </style:style>
    <style:style style:name="T35" style:parent-style-name="Policepardéfaut" style:family="text">
      <style:text-properties style:language-asian="fr" style:country-asian="FR"/>
    </style:style>
    <style:style style:name="T36" style:parent-style-name="Policepardéfaut" style:family="text">
      <style:text-properties style:language-asian="fr" style:country-asian="FR"/>
    </style:style>
    <style:style style:name="P37" style:parent-style-name="Normal" style:family="paragraph">
      <style:paragraph-properties fo:text-align="center"/>
    </style:style>
    <style:style style:name="T38" style:parent-style-name="Policepardéfaut" style:family="text">
      <style:text-properties style:language-asian="fr" style:country-asian="FR"/>
    </style:style>
    <style:style style:name="P39" style:parent-style-name="Normal" style:family="paragraph">
      <style:paragraph-properties fo:text-align="center"/>
    </style:style>
    <style:style style:name="T40" style:parent-style-name="Policepardéfaut" style:family="text">
      <style:text-properties style:language-asian="fr" style:country-asian="FR"/>
    </style:style>
    <style:style style:name="P41" style:parent-style-name="Normal" style:family="paragraph">
      <style:paragraph-properties fo:text-align="center"/>
    </style:style>
    <style:style style:name="P42" style:parent-style-name="Normal" style:family="paragraph">
      <style:paragraph-properties fo:text-align="center"/>
    </style:style>
    <style:style style:name="T43" style:parent-style-name="Policepardéfaut" style:family="text">
      <style:text-properties style:font-name="Calibri" style:font-name-complex="Calibri" fo:language="en" fo:country="US" style:language-asian="ja" style:country-asian="JP"/>
    </style:style>
    <style:style style:name="T44" style:parent-style-name="Policepardéfaut" style:family="text">
      <style:text-properties style:language-asian="fr" style:country-asian="FR"/>
    </style:style>
    <style:style style:name="T45" style:parent-style-name="Policepardéfaut" style:family="text">
      <style:text-properties style:language-asian="fr" style:country-asian="FR"/>
    </style:style>
    <style:style style:name="T46" style:parent-style-name="Policepardéfaut" style:family="text">
      <style:text-properties style:language-asian="fr" style:country-asian="FR"/>
    </style:style>
    <style:style style:name="P47" style:parent-style-name="Normal" style:family="paragraph">
      <style:paragraph-properties fo:text-align="center"/>
    </style:style>
    <style:style style:name="P48" style:parent-style-name="Normal" style:family="paragraph">
      <style:paragraph-properties fo:text-align="center"/>
    </style:style>
    <style:style style:name="P49" style:parent-style-name="Normal" style:family="paragraph">
      <style:paragraph-properties fo:text-align="center"/>
    </style:style>
    <style:style style:name="P50" style:parent-style-name="Normal" style:family="paragraph">
      <style:paragraph-properties fo:text-align="center"/>
    </style:style>
    <style:style style:name="P51" style:parent-style-name="Normal" style:family="paragraph">
      <style:paragraph-properties fo:text-align="center"/>
    </style:style>
    <style:style style:name="P52" style:parent-style-name="Normal" style:family="paragraph">
      <style:paragraph-properties fo:text-align="center"/>
    </style:style>
    <style:style style:name="T53" style:parent-style-name="Policepardéfaut" style:family="text">
      <style:text-properties style:language-asian="fr" style:country-asian="FR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P56" style:parent-style-name="Normal" style:family="paragraph">
      <style:paragraph-properties fo:text-align="center"/>
    </style:style>
    <style:style style:name="T57" style:parent-style-name="Policepardéfaut" style:family="text">
      <style:text-properties style:language-asian="fr" style:country-asian="FR"/>
    </style:style>
    <style:style style:name="T58" style:parent-style-name="Policepardéfaut" style:family="text">
      <style:text-properties style:language-asian="fr" style:country-asian="FR"/>
    </style:style>
    <style:style style:name="T59" style:parent-style-name="Policepardéfaut" style:family="text">
      <style:text-properties style:language-asian="fr" style:country-asian="FR"/>
    </style:style>
    <style:style style:name="P60" style:parent-style-name="Normal" style:family="paragraph">
      <style:paragraph-properties fo:text-align="center"/>
    </style:style>
    <style:style style:name="P61" style:parent-style-name="Normal" style:family="paragraph">
      <style:paragraph-properties fo:text-align="center"/>
    </style:style>
    <style:style style:name="P62" style:parent-style-name="Normal" style:family="paragraph">
      <style:paragraph-properties fo:text-align="center"/>
    </style:style>
    <style:style style:name="T63" style:parent-style-name="Policepardéfaut" style:family="text">
      <style:text-properties style:language-asian="fr" style:country-asian="FR"/>
    </style:style>
    <style:style style:name="P64" style:parent-style-name="Normal" style:family="paragraph">
      <style:paragraph-properties fo:text-align="center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NVOIS DE LA DEMANDE D’ÉCHANGE/PRÊT</text:p>
      <text:p text:style-name="Normal"><text:span text:style-name="T2"><draw:custom-shape svg:x="4.78333in" svg:y="8.7875in" svg:width="0.21667in" svg:height="0.29167in" draw:z-index="251691008" draw:id="id0" draw:style-name="a0" draw:name="Flèche vers le bas 37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357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3"><draw:custom-shape svg:x="4.13333in" svg:y="9.12917in" svg:width="1.59167in" svg:height="0.51667in" draw:z-index="251689984" draw:id="id1" draw:style-name="a1" draw:name="Rectangle 36" text:anchor-type="paragraph"><svg:title/><svg:desc/><text:p text:style-name="P4">CHANGEMENT DE LA DISPO DU LIVRE<text:s/></text:p><text:p text:style-name="P5"/><draw:enhanced-geometry draw:type="non-primitive" svg:viewBox="0 0 21600 21600" draw:enhanced-path="M 0 0 L 21600 0 21600 21600 0 21600 Z N"/></draw:custom-shape></text:span><text:span text:style-name="T6"><draw:custom-shape svg:x="-0.35903in" svg:y="-0.33403in" svg:width="1.30833in" svg:height="0.75833in" draw:z-index="251659264" draw:id="id2" draw:style-name="a2" draw:name="Rectangle 2" text:anchor-type="paragraph"><svg:title/><svg:desc/><text:p text:style-name="P7">PAGE D’ACCEUIL</text:p><text:p text:style-name="P8"/><draw:enhanced-geometry draw:type="non-primitive" svg:viewBox="0 0 21600 21600" draw:enhanced-path="M 0 0 L 21600 0 21600 21600 0 21600 Z N"/></draw:custom-shape></text:span><text:span text:style-name="T9"><draw:custom-shape svg:x="3.96667in" svg:y="3.59167in" svg:width="2.8in" svg:height="0.7in" draw:z-index="251665408" draw:id="id3" draw:style-name="a3" draw:name="Rectangle 9" text:anchor-type="paragraph"><svg:title/><svg:desc/><text:p text:style-name="Normal">PROFIL DU LIVRE+ ESPACE COMMENTAIRE<text:s/>+ LIEN PROFIL DU PROPRIÉTAIRE</text:p><draw:enhanced-geometry draw:type="non-primitive" svg:viewBox="0 0 21600 21600" draw:enhanced-path="M 0 0 L 21600 0 21600 21600 0 21600 Z N"/></draw:custom-shape></text:span><text:span text:style-name="T10"><draw:custom-shape svg:x="0.425in" svg:y="5.48333in" svg:width="0.23333in" svg:height="0.48333in" draw:z-index="251688960" draw:id="id4" draw:style-name="a4" draw:name="Flèche vers le bas 35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6386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1"><draw:custom-shape svg:x="-0.30833in" svg:y="6.01667in" svg:width="1.76667in" svg:height="0.54167in" draw:z-index="251687936" draw:id="id5" draw:style-name="a5" draw:name="Rectangle 34" text:anchor-type="paragraph"><svg:title/><svg:desc/><text:p text:style-name="P12">CHANGEMENT DE LA DISPO DU LIVRE<text:s/></text:p><draw:enhanced-geometry draw:type="non-primitive" svg:viewBox="0 0 21600 21600" draw:enhanced-path="M 0 0 L 21600 0 21600 21600 0 21600 Z N"/></draw:custom-shape></text:span><text:span text:style-name="T13"><draw:custom-shape svg:x="3.99167in" svg:y="0.74167in" svg:width="1.975in" svg:height="0.975in" draw:z-index="251663360" draw:id="id6" draw:style-name="a6" draw:name="Rectangle 7" text:anchor-type="paragraph"><svg:title/><svg:desc/><text:p text:style-name="P14">PAGE D’ACCEUIL<text:s/></text:p><text:p text:style-name="P15">CONNECTE AU COMPTE</text:p><text:p text:style-name="P16">Création de la collection</text:p><draw:enhanced-geometry draw:type="non-primitive" svg:viewBox="0 0 21600 21600" draw:enhanced-path="M 0 0 L 21600 0 21600 21600 0 21600 Z N"/></draw:custom-shape></text:span><text:span text:style-name="T17"><draw:custom-shape svg:x="4.85in" svg:y="1.775in" svg:width="0.30833in" svg:height="0.48333in" draw:z-index="251668480" draw:id="id7" draw:style-name="a7" draw:name="Flèche vers le bas 13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471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8"><draw:custom-shape svg:x="5.91667in" svg:y="7.98333in" svg:width="0.175in" svg:height="0.40833in" draw:z-index="251686912" draw:id="id8" draw:style-name="a8" draw:name="Flèche vers le bas 33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697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9"><draw:custom-shape svg:x="4.9in" svg:y="7.975in" svg:width="0.14167in" svg:height="0.36667in" draw:z-index="251685888" draw:id="id9" draw:style-name="a9" draw:name="Flèche vers le bas 32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742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20"><draw:custom-shape svg:x="5.66667in" svg:y="8.4in" svg:width="0.66667in" svg:height="0.35in" draw:z-index="251683840" draw:id="id10" draw:style-name="a10" draw:name="Rectangle 30" text:anchor-type="paragraph"><svg:title/><svg:desc/><text:p text:style-name="P21">Non<text:s/></text:p><draw:enhanced-geometry draw:type="non-primitive" svg:viewBox="0 0 21600 21600" draw:enhanced-path="M 0 0 L 21600 0 21600 21600 0 21600 Z N"/></draw:custom-shape></text:span><text:span text:style-name="T22"><draw:custom-shape svg:x="4.65833in" svg:y="8.36667in" svg:width="0.46667in" svg:height="0.35833in" draw:z-index="251682816" draw:id="id11" draw:style-name="a11" draw:name="Rectangle 29" text:anchor-type="paragraph"><svg:title/><svg:desc/><text:p text:style-name="P23">OUI</text:p><draw:enhanced-geometry draw:type="non-primitive" svg:viewBox="0 0 21600 21600" draw:enhanced-path="M 0 0 L 21600 0 21600 21600 0 21600 Z N"/></draw:custom-shape></text:span><text:span text:style-name="T24"><draw:custom-shape svg:x="4.46667in" svg:y="7.39167in" svg:width="1.80833in" svg:height="0.53333in" draw:z-index="251681792" draw:id="id12" draw:style-name="a12" draw:name="Rectangle 28" text:anchor-type="paragraph"><svg:title/><svg:desc/><text:p text:style-name="P25">ENVOIS DE LA DEMANDE D’ÉCHANGE/PRÊT</text:p><text:p text:style-name="P26"/><draw:enhanced-geometry draw:type="non-primitive" svg:viewBox="0 0 21600 21600" draw:enhanced-path="M 0 0 L 21600 0 21600 21600 0 21600 Z N"/></draw:custom-shape></text:span><text:span text:style-name="T27"><draw:custom-shape svg:x="5.20833in" svg:y="7in" svg:width="0.25833in" svg:height="0.33333in" draw:z-index="251684864" draw:id="id13" draw:style-name="a13" draw:name="Flèche vers le bas 31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323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28"><draw:custom-shape svg:x="4.39167in" svg:y="5.59167in" svg:width="2.11667in" svg:height="1.35833in" draw:z-index="251676672" draw:id="id14" draw:style-name="a14" draw:name="Rectangle 22" text:anchor-type="paragraph"><svg:title/><svg:desc/><text:p text:style-name="P29">PROFIL DU PROPRIO</text:p><text:p text:style-name="P30">OUVERTURE DU CHAT</text:p><text:p text:style-name="P31">COLLECTION PRIVÉE DU PROPRIO</text:p><draw:enhanced-geometry draw:type="non-primitive" svg:viewBox="0 0 21600 21600" draw:enhanced-path="M 0 0 L 21600 0 21600 21600 0 21600 Z N"/></draw:custom-shape></text:span><text:span text:style-name="T32"><draw:custom-shape svg:x="0in" svg:y="5.01667in" svg:width="0.9in" svg:height="0.38333in" draw:z-index="251677696" draw:id="id15" draw:style-name="a15" draw:name="Rectangle 23" text:anchor-type="paragraph"><svg:title/><svg:desc/><text:p text:style-name="P33">OUI</text:p><draw:enhanced-geometry draw:type="non-primitive" svg:viewBox="0 0 21600 21600" draw:enhanced-path="M 0 0 L 21600 0 21600 21600 0 21600 Z N"/></draw:custom-shape></text:span><text:span text:style-name="T34"><draw:custom-shape svg:x="0.45in" svg:y="4.43333in" svg:width="0.29167in" svg:height="0.51667in" draw:z-index="251679744" draw:id="id16" draw:style-name="a16" draw:name="Flèche vers le bas 25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50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35"><draw:custom-shape svg:x="1.90833in" svg:y="4.43333in" svg:width="0.26667in" svg:height="0.5in" draw:z-index="251680768" draw:id="id17" draw:style-name="a17" draw:name="Flèche vers le bas 26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584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36"><draw:custom-shape svg:x="1.65in" svg:y="4.95833in" svg:width="0.94167in" svg:height="0.44167in" draw:z-index="251678720" draw:id="id18" draw:style-name="a18" draw:name="Rectangle 24" text:anchor-type="paragraph"><svg:title/><svg:desc/><text:p text:style-name="P37">NON</text:p><draw:enhanced-geometry draw:type="non-primitive" svg:viewBox="0 0 21600 21600" draw:enhanced-path="M 0 0 L 21600 0 21600 21600 0 21600 Z N"/></draw:custom-shape></text:span><text:span text:style-name="T38"><draw:custom-shape svg:x="4.49167in" svg:y="4.33333in" svg:width="1.675in" svg:height="1.24167in" draw:z-index="251675648" draw:id="id19" draw:style-name="a19" draw:name="Flèche vers le bas 21" text:anchor-type="paragraph"><svg:title/><svg:desc/><text:p text:style-name="P39">LIEN<text:s/>VERS PROFIL PROPRIO<text:s/></text:p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40"><draw:custom-shape svg:x="0.26667in" svg:y="3.45in" svg:width="2.29167in" svg:height="0.94167in" draw:z-index="251674624" draw:id="id20" draw:style-name="a20" draw:name="Rectangle 20" text:anchor-type="paragraph"><svg:title/><svg:desc/><text:p text:style-name="P41">ENVOIS DE LA DEMANDE<text:s/>PRÊT</text:p><text:p text:style-name="P42">PERIODE<text:s/><text:span text:style-name="T43">PRET</text:span></text:p><draw:enhanced-geometry draw:type="non-primitive" svg:viewBox="0 0 21600 21600" draw:enhanced-path="M 0 0 L 21600 0 21600 21600 0 21600 Z N"/></draw:custom-shape></text:span><text:span text:style-name="T44"><draw:custom-shape svg:x="2.69167in" svg:y="3.725in" svg:width="1.16667in" svg:height="0.4in" draw:z-index="251673600" draw:id="id21" draw:style-name="a21" draw:name="Flèche gauche 19" text:anchor-type="paragraph"><svg:title/><svg:desc/><draw:enhanced-geometry draw:type="non-primitive" svg:viewBox="0 0 21600 21600" draw:enhanced-path="M 21600 ?f0 L ?f1 ?f0 ?f1 0 0 10800 ?f1 21600 ?f1 ?f2 21600 ?f2 Z N" draw:text-areas="?f7 ?f0 21600 ?f2" draw:glue-points="?f1 0 ?f1 21600" draw:glue-point-leaving-directions="0, 180" draw:modifiers="370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45"><draw:custom-shape svg:x="4.85833in" svg:y="3.06667in" svg:width="0.35833in" svg:height="0.50833in" draw:z-index="251672576" draw:id="id22" draw:style-name="a22" draw:name="Flèche vers le bas 17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398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46"><draw:custom-shape svg:x="4.125in" svg:y="2.30833in" svg:width="2.59167in" svg:height="0.69167in" draw:z-index="251664384" draw:id="id23" draw:style-name="a23" draw:name="Rectangle 8" text:anchor-type="paragraph"><svg:title/><svg:desc/><text:p text:style-name="P47">BARRE DE RECHERCHE DES LIVRES</text:p><text:p text:style-name="P48">Base de données<text:s/>ISBN</text:p><text:p text:style-name="Normal"><text:tab/></text:p><text:p text:style-name="Normal"/><text:p text:style-name="Normal"/><text:p text:style-name="P49"/><text:p text:style-name="P50"/><text:p text:style-name="P51"/><text:p text:style-name="P52"/><draw:enhanced-geometry draw:type="non-primitive" svg:viewBox="0 0 21600 21600" draw:enhanced-path="M 0 0 L 21600 0 21600 21600 0 21600 Z N"/></draw:custom-shape></text:span><text:span text:style-name="T53"><draw:custom-shape svg:x="-0.41667in" svg:y="1.16667in" svg:width="2.16667in" svg:height="1.24167in" draw:z-index="251666432" draw:id="id24" draw:style-name="a24" draw:name="Rectangle 10" text:anchor-type="paragraph"><svg:title/><svg:desc/><text:p text:style-name="P54">BARRE DE RECHERCHE DES LIVRES</text:p><text:p text:style-name="P55">Base de données ISBN</text:p><text:p text:style-name="P56">DISPO LIVRES</text:p><draw:enhanced-geometry draw:type="non-primitive" svg:viewBox="0 0 21600 21600" draw:enhanced-path="M 0 0 L 21600 0 21600 21600 0 21600 Z N"/></draw:custom-shape></text:span><text:span text:style-name="T57"><draw:custom-shape svg:x="-0.125in" svg:y="0.51667in" svg:width="0.48333in" svg:height="0.6in" draw:z-index="251667456" draw:id="id25" draw:style-name="a25" draw:name="Flèche vers le bas 11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29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58"><draw:custom-shape svg:width="1.4in" svg:height="2.45833in" draw:z-index="251662336" draw:id="id26" draw:style-name="a26" draw:transform="translate(-0.7in -1.22917in) rotate(-1.5708) translate(5.82083in 0.49167in)" draw:name="Flèche en arc 6" text:anchor-type="paragraph"><svg:title/><svg:desc/><draw:enhanced-geometry draw:type="non-primitive" svg:viewBox="0 0 1280160 2247900" draw:enhanced-path="M 80010 1123950 A ?f87 ?f88 ?f89 ?f90 80010 1123950 ?f84 ?f86  W ?f91 ?f92 ?f93 ?f94 80010 1123950 ?f84 ?f86 L 1273224 960683 1120140 1123950 953184 960683 1033247 960683 A ?f134 ?f135 ?f136 ?f137 1033247 960683 ?f131 ?f133  W ?f138 ?f139 ?f140 ?f141 1033247 960683 ?f131 ?f133 Z N" draw:text-areas="?f44 ?f46 ?f45 ?f47" draw:glue-points="?f38 ?f39 ?f40 ?f41 ?f42 ?f39 ?f43 ?f41" draw:glue-point-leaving-directions="-180, -450, -540, -63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1280160"/><draw:equation draw:name="f11" draw:formula="?f6 / 2247900"/><draw:equation draw:name="f12" draw:formula="1120140 - 640080"/><draw:equation draw:name="f13" draw:formula="1123950 - 1123950"/><draw:equation draw:name="f14" draw:formula="sqrt(?f12 * ?f12 + ?f13 * ?f13 + 0 * 0)"/><draw:equation draw:name="f15" draw:formula="atan2(?f12, ?f13)"/><draw:equation draw:name="f16" draw:formula="?f15 + ?f1"/><draw:equation draw:name="f17" draw:formula="?f16 * ?f9 / ?f0"/><draw:equation draw:name="f18" draw:formula="0 - ?f17"/><draw:equation draw:name="f19" draw:formula="80010 - 640080"/><draw:equation draw:name="f20" draw:formula="sqrt(?f19 * ?f19 + ?f13 * ?f13 + 0 * 0)"/><draw:equation draw:name="f21" draw:formula="atan2(?f19, ?f13)"/><draw:equation draw:name="f22" draw:formula="?f21 + ?f1"/><draw:equation draw:name="f23" draw:formula="?f22 * ?f9 / ?f0"/><draw:equation draw:name="f24" draw:formula="0 - ?f23"/><draw:equation draw:name="f25" draw:formula="1193258 - 640080"/><draw:equation draw:name="f26" draw:formula="960683 - 1123950"/><draw:equation draw:name="f27" draw:formula="sqrt(?f25 * ?f25 + ?f26 * ?f26 + 0 * 0)"/><draw:equation draw:name="f28" draw:formula="atan2(?f25, ?f26)"/><draw:equation draw:name="f29" draw:formula="?f28 + ?f1"/><draw:equation draw:name="f30" draw:formula="?f29 * ?f9 / ?f0"/><draw:equation draw:name="f31" draw:formula="0 - ?f30"/><draw:equation draw:name="f32" draw:formula="953184 - 640080"/><draw:equation draw:name="f33" draw:formula="sqrt(?f32 * ?f32 + ?f26 * ?f26 + 0 * 0)"/><draw:equation draw:name="f34" draw:formula="atan2(?f32, ?f26)"/><draw:equation draw:name="f35" draw:formula="?f34 + ?f1"/><draw:equation draw:name="f36" draw:formula="?f35 * ?f9 / ?f0"/><draw:equation draw:name="f37" draw:formula="0 - ?f36"/><draw:equation draw:name="f38" draw:formula="160020 / ?f10"/><draw:equation draw:name="f39" draw:formula="1123950 / ?f11"/><draw:equation draw:name="f40" draw:formula="1273224 / ?f10"/><draw:equation draw:name="f41" draw:formula="960683 / ?f11"/><draw:equation draw:name="f42" draw:formula="1120140 / ?f10"/><draw:equation draw:name="f43" draw:formula="953184 / ?f10"/><draw:equation draw:name="f44" draw:formula="244051 / ?f10"/><draw:equation draw:name="f45" draw:formula="1036109 / ?f10"/><draw:equation draw:name="f46" draw:formula="385773 / ?f11"/><draw:equation draw:name="f47" draw:formula="1862127 / ?f11"/><draw:equation draw:name="f48" draw:formula="21550000 - 9813384"/><draw:equation draw:name="f49" draw:formula="if(?f48, 9813384, 21550000)"/><draw:equation draw:name="f50" draw:formula="-21550000 - ?f49"/><draw:equation draw:name="f51" draw:formula="if(?f50, -21550000, ?f49)"/><draw:equation draw:name="f52" draw:formula="10800000 + ?f51"/><draw:equation draw:name="f53" draw:formula="10800000 + ?f1"/><draw:equation draw:name="f54" draw:formula="?f53 * ?f8 / ?f0"/><draw:equation draw:name="f55" draw:formula="0 - ?f54"/><draw:equation draw:name="f56" draw:formula="cos(?f55)"/><draw:equation draw:name="f57" draw:formula="0 - ?f56"/><draw:equation draw:name="f58" draw:formula="?f57 * 560070"/><draw:equation draw:name="f59" draw:formula="sin(?f55)"/><draw:equation draw:name="f60" draw:formula="0 - ?f59"/><draw:equation draw:name="f61" draw:formula="?f60 * 1043940"/><draw:equation draw:name="f62" draw:formula="sqrt(?f58 * ?f58 + ?f61 * ?f61 + 0 * 0)"/><draw:equation draw:name="f63" draw:formula="560070 * 1043940 / ?f62"/><draw:equation draw:name="f64" draw:formula="?f60 * ?f63"/><draw:equation draw:name="f65" draw:formula="80010 - ?f64"/><draw:equation draw:name="f66" draw:formula="?f57 * ?f63"/><draw:equation draw:name="f67" draw:formula="1123950 - ?f66"/><draw:equation draw:name="f68" draw:formula="?f65 - 560070"/><draw:equation draw:name="f69" draw:formula="?f67 - 1043940"/><draw:equation draw:name="f70" draw:formula="?f65 + 560070"/><draw:equation draw:name="f71" draw:formula="?f67 + 1043940"/><draw:equation draw:name="f72" draw:formula="?f52 + ?f1"/><draw:equation draw:name="f73" draw:formula="?f72 * ?f8 / ?f0"/><draw:equation draw:name="f74" draw:formula="0 - ?f73"/><draw:equation draw:name="f75" draw:formula="cos(?f74)"/><draw:equation draw:name="f76" draw:formula="0 - ?f75"/><draw:equation draw:name="f77" draw:formula="?f76 * 560070"/><draw:equation draw:name="f78" draw:formula="sin(?f74)"/><draw:equation draw:name="f79" draw:formula="0 - ?f78"/><draw:equation draw:name="f80" draw:formula="?f79 * 1043940"/><draw:equation draw:name="f81" draw:formula="sqrt(?f77 * ?f77 + ?f80 * ?f80 + 0 * 0)"/><draw:equation draw:name="f82" draw:formula="560070 * 1043940 / ?f81"/><draw:equation draw:name="f83" draw:formula="?f79 * ?f82"/><draw:equation draw:name="f84" draw:formula="?f65 + ?f83"/><draw:equation draw:name="f85" draw:formula="?f76 * ?f82"/><draw:equation draw:name="f86" draw:formula="?f67 + ?f85"/><draw:equation draw:name="f87" draw:formula="if(?f51, 80010, ?f68)"/><draw:equation draw:name="f88" draw:formula="if(?f51, 1123950, ?f69)"/><draw:equation draw:name="f89" draw:formula="if(?f51, 80010, ?f70)"/><draw:equation draw:name="f90" draw:formula="if(?f51, 1123950, ?f71)"/><draw:equation draw:name="f91" draw:formula="if(?f51, ?f68, ?f84)"/><draw:equation draw:name="f92" draw:formula="if(?f51, ?f69, ?f86)"/><draw:equation draw:name="f93" draw:formula="if(?f51, ?f70, ?f84)"/><draw:equation draw:name="f94" draw:formula="if(?f51, ?f71, ?f86)"/><draw:equation draw:name="f95" draw:formula="21550000 - -9446928"/><draw:equation draw:name="f96" draw:formula="if(?f95, -9446928, 21550000)"/><draw:equation draw:name="f97" draw:formula="-21550000 - ?f96"/><draw:equation draw:name="f98" draw:formula="if(?f97, -21550000, ?f96)"/><draw:equation draw:name="f99" draw:formula="20246928 + ?f98"/><draw:equation draw:name="f100" draw:formula="20246928 + ?f1"/><draw:equation draw:name="f101" draw:formula="?f100 * ?f8 / ?f0"/><draw:equation draw:name="f102" draw:formula="0 - ?f101"/><draw:equation draw:name="f103" draw:formula="cos(?f102)"/><draw:equation draw:name="f104" draw:formula="0 - ?f103"/><draw:equation draw:name="f105" draw:formula="?f104 * 400050"/><draw:equation draw:name="f106" draw:formula="sin(?f102)"/><draw:equation draw:name="f107" draw:formula="0 - ?f106"/><draw:equation draw:name="f108" draw:formula="?f107 * 883920"/><draw:equation draw:name="f109" draw:formula="sqrt(?f105 * ?f105 + ?f108 * ?f108 + 0 * 0)"/><draw:equation draw:name="f110" draw:formula="400050 * 883920 / ?f109"/><draw:equation draw:name="f111" draw:formula="?f107 * ?f110"/><draw:equation draw:name="f112" draw:formula="1033247 - ?f111"/><draw:equation draw:name="f113" draw:formula="?f104 * ?f110"/><draw:equation draw:name="f114" draw:formula="960683 - ?f113"/><draw:equation draw:name="f115" draw:formula="?f112 - 400050"/><draw:equation draw:name="f116" draw:formula="?f114 - 883920"/><draw:equation draw:name="f117" draw:formula="?f112 + 400050"/><draw:equation draw:name="f118" draw:formula="?f114 + 883920"/><draw:equation draw:name="f119" draw:formula="?f99 + ?f1"/><draw:equation draw:name="f120" draw:formula="?f119 * ?f8 / ?f0"/><draw:equation draw:name="f121" draw:formula="0 - ?f120"/><draw:equation draw:name="f122" draw:formula="cos(?f121)"/><draw:equation draw:name="f123" draw:formula="0 - ?f122"/><draw:equation draw:name="f124" draw:formula="?f123 * 400050"/><draw:equation draw:name="f125" draw:formula="sin(?f121)"/><draw:equation draw:name="f126" draw:formula="0 - ?f125"/><draw:equation draw:name="f127" draw:formula="?f126 * 883920"/><draw:equation draw:name="f128" draw:formula="sqrt(?f124 * ?f124 + ?f127 * ?f127 + 0 * 0)"/><draw:equation draw:name="f129" draw:formula="400050 * 883920 / ?f128"/><draw:equation draw:name="f130" draw:formula="?f126 * ?f129"/><draw:equation draw:name="f131" draw:formula="?f112 + ?f130"/><draw:equation draw:name="f132" draw:formula="?f123 * ?f129"/><draw:equation draw:name="f133" draw:formula="?f114 + ?f132"/><draw:equation draw:name="f134" draw:formula="if(?f98, 1033247, ?f115)"/><draw:equation draw:name="f135" draw:formula="if(?f98, 960683, ?f116)"/><draw:equation draw:name="f136" draw:formula="if(?f98, 1033247, ?f117)"/><draw:equation draw:name="f137" draw:formula="if(?f98, 960683, ?f118)"/><draw:equation draw:name="f138" draw:formula="if(?f98, ?f115, ?f131)"/><draw:equation draw:name="f139" draw:formula="if(?f98, ?f116, ?f133)"/><draw:equation draw:name="f140" draw:formula="if(?f98, ?f117, ?f131)"/><draw:equation draw:name="f141" draw:formula="if(?f98, ?f118, ?f133)"/></draw:enhanced-geometry></draw:custom-shape></text:span><text:span text:style-name="T59"><draw:custom-shape svg:x="4.02361in" svg:y="-0.25903in" svg:width="1.5in" svg:height="0.675in" draw:z-index="251661312" draw:id="id27" draw:style-name="a27" draw:name="Rectangle 4" text:anchor-type="paragraph"><svg:title/><svg:desc/><text:p text:style-name="P60">UTILISATEUR<text:s/></text:p><text:p text:style-name="P61">MOT DE PASSE</text:p><text:p text:style-name="P62">MOT DE PASSE<text:s/></text:p><draw:enhanced-geometry draw:type="non-primitive" svg:viewBox="0 0 21600 21600" draw:enhanced-path="M 0 0 L 21600 0 21600 21600 0 21600 Z N"/></draw:custom-shape></text:span><text:span text:style-name="T63"><draw:custom-shape svg:x="1.11667in" svg:y="-0.225in" svg:width="2.81667in" svg:height="0.56667in" draw:z-index="251660288" draw:id="id28" draw:style-name="a28" draw:name="Flèche droite 3" text:anchor-type="paragraph"><svg:title/><svg:desc/><text:p text:style-name="P64">ENVOIS VERS LA PAGE DE CONNEXION</text:p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42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go Rodrigues</meta:initial-creator>
    <dc:creator>Hugo Rodrigues</dc:creator>
    <meta:creation-date>2020-03-11T16:41:00Z</meta:creation-date>
    <dc:date>2020-03-11T18:20:00Z</dc:date>
    <meta:template xlink:href="Normal.dotm" xlink:type="simple"/>
    <meta:editing-cycles>16</meta:editing-cycles>
    <meta:editing-duration>PT5940S</meta:editing-duration>
    <meta:document-statistic meta:page-count="1" meta:paragraph-count="1" meta:word-count="10" meta:character-count="65" meta:row-count="1" meta:non-whitespace-character-count="56"/>
  </office:meta>
</office:document-meta>
</file>